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fo:min-height="13.364cm"/>
    </style:style>
    <style:style style:name="pr4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36pt" style:font-size-asian="32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The problem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Processors are gaining more cores, but sequential programs cannot take advantage of this.</text:p>
              </text:list-item>
              <text:list-item>
                <text:p>Writing parallelised programs is more difficult than sequential programs</text:p>
              </text:list-item>
              <text:list-item>
                <text:p>Would like a way to convert sequential code into parallelised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1" draw:text-style-name="P2" draw:layer="layout" svg:width="26cm" svg:height="2.663cm" svg:x="1cm" svg:y="0.837cm" presentation:class="title" presentation:user-transformed="true">
          <draw:text-box>
            <text:p text:style-name="P2"><text:span text:style-name="T1">What am I doing?</text:span>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Writing a compiler plugin for rust</text:p>
              </text:list-item>
              <text:list-item>
                <text:p>Access the abstract syntax tree of a rust program</text:p>
              </text:list-item>
              <text:list-item>
                <text:p>Looking for areas which can be parallelised safely</text:p>
              </text:list-item>
              <text:list-item>
                <text:p>Modify the abstract syntax tree to run suitable areas in parall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text-style-name="P2" draw:layer="layout" svg:width="26cm" svg:height="2.663cm" svg:x="1cm" svg:y="0.837cm" presentation:class="title" presentation:user-transformed="true">
          <draw:text-box>
            <text:p text:style-name="P2"><text:span text:style-name="T1">What am I NOT doing?</text:span>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Generating the most efficient optimisations</text:p>
                <text:list>
                  <text:list-item>
                    <text:p>Instead focusing more on safe parallelisms</text:p>
                  </text:list-item>
                </text:list>
              </text:list-item>
              <text:list-item>
                <text:p>Parallelising a functional language</text:p>
              </text:list-item>
              <text:list-item>
                <text:p>Cancelling Threa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Work so far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Written some example rust programs</text:p>
                <text:list>
                  <text:list-item>
                    <text:p>Password Cracker</text:p>
                  </text:list-item>
                  <text:list-item>
                    <text:p>Recursive Fibinacci</text:p>
                  </text:list-item>
                </text:list>
              </text:list-item>
              <text:list-item>
                <text:p>Manually parallelised these programs</text:p>
              </text:list-item>
              <text:list-item>
                <text:p>Started the rust plugin</text:p>
                <text:list>
                  <text:list-item>
                    <text:p>Communication between stages</text:p>
                  </text:list-item>
                  <text:list-item>
                    <text:p>Trying to understand the AST structure</text:p>
                  </text:list-item>
                </text:list>
              </text:list-item>
              <text:list-item>
                <text:p>Written the scientific pap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What I still need to do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Continue examining rust compiler</text:p>
              </text:list-item>
              <text:list-item>
                <text:p>Decide how to analyse for parallelisms</text:p>
              </text:list-item>
              <text:list-item>
                <text:p>Write the automated analysis and modification stages</text:p>
              </text:list-item>
              <text:list-item>
                <text:p>Decide what performance metric to use and implement</text:p>
              </text:list-item>
              <text:list-item>
                <text:p>Find more example programs to t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8T20:38:37.868325733</meta:creation-date>
    <meta:editing-duration>PT51M9S</meta:editing-duration>
    <meta:editing-cycles>7</meta:editing-cycles>
    <meta:generator>LibreOffice/5.4.3.2$Linux_X86_64 LibreOffice_project/40m0$Build-2</meta:generator>
    <dc:date>2017-11-30T13:21:34.010437441</dc:date>
    <meta:document-statistic meta:object-count="6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